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1b2db6" officeooo:paragraph-rsid="001b2db6" style:font-size-asian="17.5pt" style:font-size-complex="20pt"/>
    </style:style>
    <style:style style:name="P3" style:family="paragraph" style:parent-style-name="Standard">
      <style:text-properties fo:font-size="20pt" officeooo:rsid="001c26d6" officeooo:paragraph-rsid="001c26d6" style:font-size-asian="17.5pt" style:font-size-complex="20pt"/>
    </style:style>
    <style:style style:name="P4" style:family="paragraph" style:parent-style-name="Standard">
      <style:text-properties fo:font-size="20pt" officeooo:rsid="001db671" officeooo:paragraph-rsid="001db671" style:font-size-asian="17.5pt" style:font-size-complex="20pt"/>
    </style:style>
    <style:style style:name="P5" style:family="paragraph" style:parent-style-name="Standard">
      <style:text-properties fo:font-size="20pt" officeooo:rsid="001f281a" officeooo:paragraph-rsid="001f281a" style:font-size-asian="17.5pt" style:font-size-complex="20pt"/>
    </style:style>
    <style:style style:name="P6" style:family="paragraph" style:parent-style-name="Standard">
      <style:text-properties fo:font-size="20pt" officeooo:paragraph-rsid="0020a4af"/>
    </style:style>
    <style:style style:name="P7" style:family="paragraph" style:parent-style-name="Standard">
      <style:text-properties fo:font-size="20pt" officeooo:rsid="002246fb" officeooo:paragraph-rsid="002246fb"/>
    </style:style>
    <style:style style:name="T1" style:family="text">
      <style:text-properties officeooo:rsid="001b2db6"/>
    </style:style>
    <style:style style:name="T2" style:family="text">
      <style:text-properties fo:color="#c586c0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ce9178" style:font-name="Droid Sans Mono" fo:font-weight="normal" fo:background-color="#1e1e1e" loext:char-shading-value="0"/>
    </style:style>
    <style:style style:name="T6" style:family="text">
      <style:text-properties fo:color="#569cd6"/>
    </style:style>
    <style:style style:name="T7" style:family="text">
      <style:text-properties fo:color="#569cd6" style:font-name="Droid Sans Mono" fo:font-weight="normal" fo:background-color="#1e1e1e" loext:char-shading-value="0"/>
    </style:style>
    <style:style style:name="T8" style:family="text">
      <style:text-properties fo:color="#d4d4d4" style:font-name="Droid Sans Mono" fo:font-weight="normal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weight="normal" fo:background-color="#1e1e1e" loext:char-shading-value="0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weight="normal" fo:background-color="#1e1e1e" loext:char-shading-value="0"/>
    </style:style>
    <style:style style:name="T13" style:family="text">
      <style:text-properties fo:color="#b5cea8"/>
    </style:style>
    <style:style style:name="T14" style:family="text">
      <style:text-properties fo:color="#b5cea8" style:font-name="Droid Sans Mono" fo:font-weight="normal" fo:background-color="#1e1e1e" loext:char-shading-value="0"/>
    </style:style>
    <style:style style:name="T15" style:family="text">
      <style:text-properties style:font-size-asian="17.5pt" style:font-size-complex="20pt"/>
    </style:style>
    <style:style style:name="T16" style:family="text">
      <style:text-properties officeooo:rsid="0020a4af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text:tab/></text:span>#include&lt;stdio.h&gt;</text:p>
      <text:p text:style-name="P1"><text:tab/>int main()</text:p>
      <text:p text:style-name="P1"><text:tab/>{</text:p>
      <text:p text:style-name="P1"><text:tab/> <text:s text:c="3"/>int a,b,c;</text:p>
      <text:p text:style-name="P1"><text:tab/> <text:s text:c="3"/>printf("Enter two numbers");</text:p>
      <text:p text:style-name="P1"><text:tab/> <text:s text:c="3"/>scanf("%d <text:s/>%d",&amp;a,&amp;b);</text:p>
      <text:p text:style-name="P1"><text:tab/> <text:s text:c="3"/>c=a+b;</text:p>
      <text:p text:style-name="P1"><text:tab/> <text:s text:c="3"/>printf("The sum of %d and %d is %d",a,b,c);</text:p>
      <text:p text:style-name="P1"><text:tab/>}</text:p>
      <text:p text:style-name="P1"/>
      <text:p text:style-name="P2">2.<text:tab/>#include&lt;stdio.h&gt;</text:p>
      <text:p text:style-name="P2"><text:tab/>int main()</text:p>
      <text:p text:style-name="P2"><text:tab/>{</text:p>
      <text:p text:style-name="P2"><text:tab/> <text:s text:c="3"/>float a,b;</text:p>
      <text:p text:style-name="P2"><text:tab/> <text:s text:c="3"/>printf("Enter the radius of the circle");</text:p>
      <text:p text:style-name="P2"><text:tab/> <text:s text:c="3"/>scanf("%f",&amp;a);</text:p>
      <text:p text:style-name="P2"><text:tab/> <text:s text:c="3"/>b=3.14*a*a;</text:p>
      <text:p text:style-name="P2"><text:tab/> <text:s text:c="3"/>printf("The Area of the Circle with Radius %f is <text:tab/><text:tab/><text:tab/><text:tab/>%.2f",a,b);</text:p>
      <text:p text:style-name="P2"><text:tab/>}</text:p>
      <text:p text:style-name="P2"/>
      <text:p text:style-name="P2">3.<text:tab/>#include&lt;stdio.h&gt;</text:p>
      <text:p text:style-name="P2"><text:tab/>int main()</text:p>
      <text:p text:style-name="P2"><text:tab/>{</text:p>
      <text:p text:style-name="P2"><text:tab/> <text:s text:c="3"/>float l,b,h,v;</text:p>
      <text:p text:style-name="P2"><text:tab/> <text:s text:c="3"/>printf("Enter the Length,Breadth and Height : ");</text:p>
      <text:p text:style-name="P2"><text:tab/> <text:s text:c="3"/>scanf("%f %f %f",&amp;l,&amp;b,&amp;h);</text:p>
      <text:p text:style-name="P2"><text:tab/> <text:s text:c="3"/>v=l*b*h;</text:p>
      <text:p text:style-name="P2"><text:tab/> <text:s text:c="3"/>printf("The Volume of a Cuboid with Length %.2f, <text:tab/><text:tab/><text:tab/>Breadth %.2f, Height %.2f is %.2f",l,b,h,v);</text:p>
      <text:p text:style-name="P2"><text:tab/>}</text:p>
      <text:p text:style-name="P3"><text:soft-page-break/>4.<text:tab/>#include&lt;stdio.h&gt;</text:p>
      <text:p text:style-name="P3"><text:tab/>int main()</text:p>
      <text:p text:style-name="P3"><text:tab/>{</text:p>
      <text:p text:style-name="P3"><text:tab/> <text:s text:c="3"/>float p,r,t,si;</text:p>
      <text:p text:style-name="P3"><text:tab/> <text:s text:c="3"/>printf("Enter Principal,Rate and Time :-");</text:p>
      <text:p text:style-name="P3"><text:tab/> <text:s text:c="3"/>scanf("%f %f %f",&amp;p,&amp;r,&amp;t);</text:p>
      <text:p text:style-name="P3"><text:tab/> <text:s text:c="3"/>si=0.01*p*r*t;</text:p>
      <text:p text:style-name="P3"><text:tab/> <text:s text:c="3"/>printf("The Simple Interest for Rs.%.2f for %.2f <text:tab/><text:tab/><text:tab/>years at %.2f rate is %.2f",p,t,r,si);</text:p>
      <text:p text:style-name="P3"><text:tab/>}</text:p>
      <text:p text:style-name="P3"/>
      <text:p text:style-name="P4">5.<text:tab/>#include&lt;stdio.h&gt;</text:p>
      <text:p text:style-name="P4"><text:tab/>int main()</text:p>
      <text:p text:style-name="P4"><text:tab/>{</text:p>
      <text:p text:style-name="P4"><text:tab/> <text:s text:c="3"/>float l,b;</text:p>
      <text:p text:style-name="P4"><text:tab/> <text:s text:c="3"/>printf("Enter the Length and Breadth of the <text:tab/><text:tab/><text:tab/><text:tab/><text:tab/>Rectangle:-");</text:p>
      <text:p text:style-name="P4"><text:tab/> <text:s text:c="3"/>scanf("%f %f",&amp;l,&amp;b);</text:p>
      <text:p text:style-name="P4"><text:tab/> <text:s text:c="3"/>printf("The Area of Rectangle with Length %.2f and <text:tab/><text:tab/><text:tab/>Breadth %.2f is %.2f",l,b,l*b);</text:p>
      <text:p text:style-name="P4"><text:tab/>}</text:p>
      <text:p text:style-name="P4">6.<text:tab/>#include&lt;stdio.h&gt;</text:p>
      <text:p text:style-name="P4"><text:tab/>int main()</text:p>
      <text:p text:style-name="P4"><text:tab/>{</text:p>
      <text:p text:style-name="P4"><text:tab/> <text:s text:c="3"/>int a,b,c,d;</text:p>
      <text:p text:style-name="P4"><text:tab/> <text:s text:c="3"/>printf("Enter Three Numbers :_");</text:p>
      <text:p text:style-name="P4"><text:tab/> <text:s text:c="3"/>scanf("%d %d %d",&amp;a,&amp;b,&amp;c);</text:p>
      <text:p text:style-name="P4"><text:tab/> <text:s text:c="3"/>d=(a+b+c)/3;</text:p>
      <text:p text:style-name="P4"><text:tab/> <text:s text:c="3"/>printf("The Average of %d,%d and%d is <text:tab/><text:tab/><text:tab/><text:tab/><text:tab/><text:tab/>%d",a,b,c,d);</text:p>
      <text:p text:style-name="P4"><text:tab/>}</text:p>
      <text:p text:style-name="P5"><text:soft-page-break/>7.<text:tab/>#include&lt;stdio.h&gt;</text:p>
      <text:p text:style-name="P5"><text:tab/>int main()</text:p>
      <text:p text:style-name="P5"><text:tab/>{</text:p>
      <text:p text:style-name="P5"><text:tab/> <text:s text:c="3"/>float a;</text:p>
      <text:p text:style-name="P5"><text:tab/> <text:s text:c="3"/>printf("Enter the Number to do Square :-");</text:p>
      <text:p text:style-name="P5"><text:tab/> <text:s text:c="3"/>scanf("%f",&amp;a);</text:p>
      <text:p text:style-name="P5"><text:tab/> <text:s text:c="3"/>printf("The Square of %.2f is %.2f",a,a*a);</text:p>
      <text:p text:style-name="P5"><text:tab/>}</text:p>
      <text:p text:style-name="P5"/>
      <text:p text:style-name="P5">8.<text:tab/>#include&lt;stdio.h&gt;</text:p>
      <text:p text:style-name="P5"><text:tab/>int main()</text:p>
      <text:p text:style-name="P5"><text:tab/>{</text:p>
      <text:p text:style-name="P5"><text:tab/> <text:s text:c="3"/>char a;</text:p>
      <text:p text:style-name="P5"><text:tab/> <text:s text:c="3"/>printf("Enter the Character");</text:p>
      <text:p text:style-name="P5"><text:tab/> <text:s text:c="3"/>scanf("%c",&amp;a);</text:p>
      <text:p text:style-name="P5"><text:tab/> <text:s text:c="3"/>printf("The ASCII code of %c is %d",a,a);</text:p>
      <text:p text:style-name="P5"><text:tab/>}</text:p>
      <text:p text:style-name="P5"/>
      <text:p text:style-name="P5"/>
      <text:p text:style-name="P6"><text:span text:style-name="T16">9.<text:tab/>#include&lt;stdio.h&gt;</text:span></text:p>
      <text:p text:style-name="P6"><text:span text:style-name="T16"><text:tab/>int main()</text:span></text:p>
      <text:p text:style-name="P6"><text:span text:style-name="T16"><text:tab/>{</text:span></text:p>
      <text:p text:style-name="P6"><text:span text:style-name="T16"><text:tab/> <text:s text:c="3"/>int cp,sp;</text:span></text:p>
      <text:p text:style-name="P6"><text:span text:style-name="T16"><text:tab/> <text:s text:c="3"/>float p;</text:span></text:p>
      <text:p text:style-name="P6"><text:span text:style-name="T16"><text:tab/> <text:s text:c="3"/>printf("Enter the Cost price and Selling price :-");</text:span></text:p>
      <text:p text:style-name="P6"><text:span text:style-name="T16"><text:tab/> <text:s text:c="3"/>scanf("%d %d",&amp;cp,&amp;sp);</text:span></text:p>
      <text:p text:style-name="P6"><text:span text:style-name="T16"><text:tab/> <text:s text:c="3"/>p=((sp-cp)/cp)*100;</text:span></text:p>
      <text:p text:style-name="P6"><text:span text:style-name="T16"><text:tab/> <text:s text:c="3"/>printf("The Profit is Rs.%d and %.2f%%",sp-cp,p);</text:span></text:p>
      <text:p text:style-name="P6"><text:span text:style-name="T16"><text:tab/>}</text:span></text:p>
      <text:p text:style-name="P6"><text:span text:style-name="T16"/></text:p>
      <text:p text:style-name="P6"><text:span text:style-name="T16"/></text:p>
      <text:p text:style-name="P7"><text:soft-page-break/><text:span text:style-name="T16">1</text:span><text:span text:style-name="T15">0.<text:tab/><text:tab/>#include&lt;stdio.h&gt;</text:span></text:p>
      <text:p text:style-name="P7"><text:span text:style-name="T15"><text:tab/>int main()</text:span></text:p>
      <text:p text:style-name="P7"><text:span text:style-name="T15"><text:tab/>{</text:span></text:p>
      <text:p text:style-name="P7"><text:span text:style-name="T15"><text:tab/> <text:s text:c="3"/>float b,h,a;</text:span></text:p>
      <text:p text:style-name="P7"><text:span text:style-name="T15"><text:tab/> <text:s text:c="3"/>printf("Enter Base And Height of the Triangle:-");</text:span></text:p>
      <text:p text:style-name="P7"><text:span text:style-name="T15"><text:tab/> <text:s text:c="3"/>scanf("%f %f",&amp;b,&amp;h);</text:span></text:p>
      <text:p text:style-name="P7"><text:span text:style-name="T15"><text:tab/> <text:s text:c="3"/>a=0.5*b*h;</text:span></text:p>
      <text:p text:style-name="P7"><text:span text:style-name="T15"><text:tab/> <text:s text:c="3"/>printf("The Area of the Triangle with Base %.2f and <text:tab/><text:tab/><text:tab/>Height %.2f is %.2f",b,h,a);</text:span></text:p>
      <text:p text:style-name="P7"><text:span text:style-name="T15"><text:tab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22:52:03.402276297</meta:creation-date>
    <dc:date>2022-06-23T23:52:00.549761755</dc:date>
    <meta:editing-duration>PT9M5S</meta:editing-duration>
    <meta:editing-cycles>1</meta:editing-cycles>
    <meta:document-statistic meta:table-count="0" meta:image-count="0" meta:object-count="0" meta:page-count="4" meta:paragraph-count="88" meta:word-count="263" meta:character-count="2084" meta:non-whitespace-character-count="1610"/>
    <meta:generator>LibreOffice/6.4.7.2$Linux_X86_64 LibreOffice_project/40$Build-2</meta:generator>
  </office:meta>
</office:document-meta>
</file>